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43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7.964cm"/>
    </style:style>
    <style:style style:name="co16" style:family="table-column">
      <style:table-column-properties fo:break-before="auto" style:column-width="1.515cm"/>
    </style:style>
    <style:style style:name="co17" style:family="table-column">
      <style:table-column-properties fo:break-before="auto" style:column-width="1.56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549cm"/>
    </style:style>
    <style:style style:name="co21" style:family="table-column">
      <style:table-column-properties fo:break-before="auto" style:column-width="2.568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1.178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8.368cm"/>
    </style:style>
    <style:style style:name="co32" style:family="table-column">
      <style:table-column-properties fo:break-before="auto" style:column-width="1.559cm"/>
    </style:style>
    <style:style style:name="co33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07-vuejs" table:style-name="ta1">
        <table:shapes>
          <draw:frame draw:z-index="0" draw:style-name="gr1" draw:text-style-name="P1" svg:width="21.104cm" svg:height="11.528cm" svg:x="5.453cm" svg:y="2.922cm">
            <draw:object draw:notify-on-update-of-ranges="'bench-07-vuejs'.B1:'bench-07-vuejs'.B1 'bench-07-vuejs'.B2:'bench-07-vuejs'.B202 'bench-07-vuejs'.C1:'bench-07-vuejs'.C1 'bench-07-vuejs'.C2:'bench-07-vuejs'.C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svel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23515111048" calcext:value-type="float">
            <text:p>1623515111048</text:p>
          </table:table-cell>
          <table:table-cell table:number-columns-repeated="2"/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7cDoK7mzIZRmjNnEJ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1487" calcext:value-type="float">
            <text:p>1623515111487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0VIxMgInG05tqiLYJ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1597" calcext:value-type="float">
            <text:p>162351511159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57pBs3IhfcdlzTAtyu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1764" calcext:value-type="float">
            <text:p>1623515111764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1884" calcext:value-type="float">
            <text:p>162351511188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6" calcext:value-type="float">
            <text:p>74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0gznbfdbJLk0kbY2K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000" calcext:value-type="float">
            <text:p>162351511200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5" calcext:value-type="float">
            <text:p>74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QYk5qUVLEhapjCxf5V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096" calcext:value-type="float">
            <text:p>162351511209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363" calcext:value-type="float">
            <text:p>1623515112363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27" calcext:value-type="float">
            <text:p>74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3byzZx8toqIbgEOXgcW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527" calcext:value-type="float">
            <text:p>162351511252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vnNURG6vj5SngS8RDa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655" calcext:value-type="float">
            <text:p>1623515112655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789" calcext:value-type="float">
            <text:p>162351511278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2909" calcext:value-type="float">
            <text:p>162351511290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036" calcext:value-type="float">
            <text:p>162351511303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141" calcext:value-type="float">
            <text:p>162351511314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224" calcext:value-type="float">
            <text:p>162351511322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351" calcext:value-type="float">
            <text:p>162351511335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456" calcext:value-type="float">
            <text:p>1623515113456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5" calcext:value-type="float">
            <text:p>74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QYk5qUVLEhapjCxf5V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571" calcext:value-type="float">
            <text:p>162351511357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685" calcext:value-type="float">
            <text:p>162351511368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cmLH5XJSNRQdKED5Al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780" calcext:value-type="float">
            <text:p>1623515113780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8" calcext:value-type="float">
            <text:p>14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WceYwmmhC20wZdLNzmi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880" calcext:value-type="float">
            <text:p>162351511388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6" calcext:value-type="float">
            <text:p>13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2LCooskDQ58ciq0WSR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3967" calcext:value-type="float">
            <text:p>16235151139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073" calcext:value-type="float">
            <text:p>162351511407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7cDoK7mzIZRmjNnEJ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167" calcext:value-type="float">
            <text:p>16235151141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288" calcext:value-type="float">
            <text:p>162351511428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375" calcext:value-type="float">
            <text:p>1623515114375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439" calcext:value-type="float">
            <text:p>1623515114439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513" calcext:value-type="float">
            <text:p>162351511451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8" calcext:value-type="float">
            <text:p>74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pJvroPQDFxAsm1uUy2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641" calcext:value-type="float">
            <text:p>162351511464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OHBgdJPpxadvq8yoG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734" calcext:value-type="float">
            <text:p>16235151147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7cDoK7mzIZRmjNnEJ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834" calcext:value-type="float">
            <text:p>162351511483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2" calcext:value-type="float">
            <text:p>14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1Edm2S1JDOgSbB6hx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4921" calcext:value-type="float">
            <text:p>162351511492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vnNURG6vj5SngS8RDa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022" calcext:value-type="float">
            <text:p>1623515115022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147" calcext:value-type="float">
            <text:p>162351511514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0VIxMgInG05tqiLYJ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238" calcext:value-type="float">
            <text:p>1623515115238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370" calcext:value-type="float">
            <text:p>162351511537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470" calcext:value-type="float">
            <text:p>162351511547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553" calcext:value-type="float">
            <text:p>162351511555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657" calcext:value-type="float">
            <text:p>162351511565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751" calcext:value-type="float">
            <text:p>162351511575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884" calcext:value-type="float">
            <text:p>162351511588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5988" calcext:value-type="float">
            <text:p>162351511598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097" calcext:value-type="float">
            <text:p>1623515116097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206" calcext:value-type="float">
            <text:p>162351511620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323" calcext:value-type="float">
            <text:p>162351511632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430" calcext:value-type="float">
            <text:p>162351511643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ADzttUSKsBDHelyUN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538" calcext:value-type="float">
            <text:p>1623515116538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uJB2e9AYwb4YS25DzT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637" calcext:value-type="float">
            <text:p>1623515116637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SmIyMBwqjxniDFCW2h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762" calcext:value-type="float">
            <text:p>162351511676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cmLH5XJSNRQdKED5Al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869" calcext:value-type="float">
            <text:p>16235151168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7" calcext:value-type="float">
            <text:p>139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wfaS6YPV3JEC0dFnk69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6971" calcext:value-type="float">
            <text:p>162351511697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ADzttUSKsBDHelyUN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074" calcext:value-type="float">
            <text:p>16235151170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175" calcext:value-type="float">
            <text:p>1623515117175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255" calcext:value-type="float">
            <text:p>1623515117255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346" calcext:value-type="float">
            <text:p>16235151173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429" calcext:value-type="float">
            <text:p>1623515117429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6" calcext:value-type="float">
            <text:p>13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2LCooskDQ58ciq0WSR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510" calcext:value-type="float">
            <text:p>162351511751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xjmP2XH13b9C47M3HY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630" calcext:value-type="float">
            <text:p>162351511763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734" calcext:value-type="float">
            <text:p>162351511773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864" calcext:value-type="float">
            <text:p>162351511786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xjmP2XH13b9C47M3HY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7949" calcext:value-type="float">
            <text:p>162351511794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084" calcext:value-type="float">
            <text:p>162351511808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182" calcext:value-type="float">
            <text:p>162351511818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6" calcext:value-type="float">
            <text:p>74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F11xhAXTo3iUe7cyXn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318" calcext:value-type="float">
            <text:p>162351511831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425" calcext:value-type="float">
            <text:p>1623515118425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6" calcext:value-type="float">
            <text:p>74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0gznbfdbJLk0kbY2K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549" calcext:value-type="float">
            <text:p>16235151185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654" calcext:value-type="float">
            <text:p>162351511865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0VIxMgInG05tqiLYJ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761" calcext:value-type="float">
            <text:p>16235151187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uJB2e9AYwb4YS25DzT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862" calcext:value-type="float">
            <text:p>1623515118862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3" calcext:value-type="float">
            <text:p>74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2WCV5oGKFwrgiCT3b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8994" calcext:value-type="float">
            <text:p>162351511899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9ECofxlaDSEi9H04BT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119" calcext:value-type="float">
            <text:p>162351511911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306" calcext:value-type="float">
            <text:p>162351511930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392" calcext:value-type="float">
            <text:p>162351511939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477" calcext:value-type="float">
            <text:p>162351511947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575" calcext:value-type="float">
            <text:p>1623515119575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2" calcext:value-type="float">
            <text:p>14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1Edm2S1JDOgSbB6hx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667" calcext:value-type="float">
            <text:p>1623515119667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5" calcext:value-type="float">
            <text:p>74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QYk5qUVLEhapjCxf5V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792" calcext:value-type="float">
            <text:p>162351511979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57pBs3IhfcdlzTAtyu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19904" calcext:value-type="float">
            <text:p>162351511990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4" calcext:value-type="float">
            <text:p>74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sL9ooZotMCVKepblK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016" calcext:value-type="float">
            <text:p>162351512001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117" calcext:value-type="float">
            <text:p>1623515120117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lS4M27jaiS7rTEvprB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257" calcext:value-type="float">
            <text:p>162351512025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368" calcext:value-type="float">
            <text:p>162351512036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27" calcext:value-type="float">
            <text:p>74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3byzZx8toqIbgEOXgcW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503" calcext:value-type="float">
            <text:p>162351512050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609" calcext:value-type="float">
            <text:p>162351512060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UBtimo0ly46SJDJpn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706" calcext:value-type="float">
            <text:p>162351512070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9ECofxlaDSEi9H04BT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847" calcext:value-type="float">
            <text:p>162351512084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t9KgB9DJv1cVOdaDko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0953" calcext:value-type="float">
            <text:p>16235151209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8" calcext:value-type="float">
            <text:p>14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WceYwmmhC20wZdLNzmi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063" calcext:value-type="float">
            <text:p>162351512106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tpOdBC07E5uBbddjlK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165" calcext:value-type="float">
            <text:p>162351512116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SmIyMBwqjxniDFCW2h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297" calcext:value-type="float">
            <text:p>162351512129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8" calcext:value-type="float">
            <text:p>74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8e1aqgMwJrEeCuxNYw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403" calcext:value-type="float">
            <text:p>1623515121403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3YkqVMsZ0pww5THPSr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527" calcext:value-type="float">
            <text:p>1623515121527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8" calcext:value-type="float">
            <text:p>74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pJvroPQDFxAsm1uUy2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661" calcext:value-type="float">
            <text:p>162351512166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754" calcext:value-type="float">
            <text:p>162351512175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6" calcext:value-type="float">
            <text:p>74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F11xhAXTo3iUe7cyXn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863" calcext:value-type="float">
            <text:p>162351512186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xjmP2XH13b9C47M3HY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1944" calcext:value-type="float">
            <text:p>162351512194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054" calcext:value-type="float">
            <text:p>162351512205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7cDoK7mzIZRmjNnEJ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152" calcext:value-type="float">
            <text:p>16235151221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245" calcext:value-type="float">
            <text:p>1623515122245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322" calcext:value-type="float">
            <text:p>162351512232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5" calcext:value-type="float">
            <text:p>14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ZS5MGBZ3kVVnYrXEOej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417" calcext:value-type="float">
            <text:p>162351512241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4" calcext:value-type="float">
            <text:p>74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sL9ooZotMCVKepblK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547" calcext:value-type="float">
            <text:p>162351512254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6" calcext:value-type="float">
            <text:p>74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F11xhAXTo3iUe7cyXn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657" calcext:value-type="float">
            <text:p>1623515122657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27" calcext:value-type="float">
            <text:p>74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3byzZx8toqIbgEOXgcW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745" calcext:value-type="float">
            <text:p>162351512274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6" calcext:value-type="float">
            <text:p>74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F11xhAXTo3iUe7cyXn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829" calcext:value-type="float">
            <text:p>162351512282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2951" calcext:value-type="float">
            <text:p>162351512295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Bpcnldhgyq0Kd7EdEr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051" calcext:value-type="float">
            <text:p>1623515123051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160" calcext:value-type="float">
            <text:p>162351512316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6" calcext:value-type="float">
            <text:p>13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2LCooskDQ58ciq0WSR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250" calcext:value-type="float">
            <text:p>162351512325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382" calcext:value-type="float">
            <text:p>162351512338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493" calcext:value-type="float">
            <text:p>162351512349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6imVqaT8kOdch2Vr1D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598" calcext:value-type="float">
            <text:p>162351512359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cmLH5XJSNRQdKED5Al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700" calcext:value-type="float">
            <text:p>162351512370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824" calcext:value-type="float">
            <text:p>162351512382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wNgbWRf7ImzQpSDr95c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3935" calcext:value-type="float">
            <text:p>162351512393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9" calcext:value-type="float">
            <text:p>37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TvcNAYkmtvA9BwUZMg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050" calcext:value-type="float">
            <text:p>162351512405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152" calcext:value-type="float">
            <text:p>162351512415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6imVqaT8kOdch2Vr1D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240" calcext:value-type="float">
            <text:p>1623515124240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0VIxMgInG05tqiLYJ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343" calcext:value-type="float">
            <text:p>162351512434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456" calcext:value-type="float">
            <text:p>162351512445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3" calcext:value-type="float">
            <text:p>139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nlkuXBQ9r2m8OofMiq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572" calcext:value-type="float">
            <text:p>1623515124572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675" calcext:value-type="float">
            <text:p>162351512467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OHBgdJPpxadvq8yoG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776" calcext:value-type="float">
            <text:p>1623515124776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7uQVg9ywcA4bgc2l85H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4909" calcext:value-type="float">
            <text:p>162351512490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8" calcext:value-type="float">
            <text:p>74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8e1aqgMwJrEeCuxNYw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032" calcext:value-type="float">
            <text:p>162351512503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156" calcext:value-type="float">
            <text:p>1623515125156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0VIxMgInG05tqiLYJ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247" calcext:value-type="float">
            <text:p>162351512524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339" calcext:value-type="float">
            <text:p>16235151253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7uQVg9ywcA4bgc2l85H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439" calcext:value-type="float">
            <text:p>162351512543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544" calcext:value-type="float">
            <text:p>162351512554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638" calcext:value-type="float">
            <text:p>162351512563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ADzttUSKsBDHelyUN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762" calcext:value-type="float">
            <text:p>162351512576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UBtimo0ly46SJDJpn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855" calcext:value-type="float">
            <text:p>162351512585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5965" calcext:value-type="float">
            <text:p>162351512596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9" calcext:value-type="float">
            <text:p>37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TvcNAYkmtvA9BwUZMg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053" calcext:value-type="float">
            <text:p>162351512605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6imVqaT8kOdch2Vr1D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139" calcext:value-type="float">
            <text:p>162351512613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4" calcext:value-type="float">
            <text:p>13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rCo3pnA0RmQpdzppg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244" calcext:value-type="float">
            <text:p>162351512624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358" calcext:value-type="float">
            <text:p>162351512635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3YkqVMsZ0pww5THPSr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468" calcext:value-type="float">
            <text:p>162351512646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562" calcext:value-type="float">
            <text:p>1623515126562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ADzttUSKsBDHelyUN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669" calcext:value-type="float">
            <text:p>1623515126669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747" calcext:value-type="float">
            <text:p>162351512674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lS4M27jaiS7rTEvprB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872" calcext:value-type="float">
            <text:p>162351512687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4" calcext:value-type="float">
            <text:p>13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rCo3pnA0RmQpdzppg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6959" calcext:value-type="float">
            <text:p>162351512695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037" calcext:value-type="float">
            <text:p>162351512703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vnNURG6vj5SngS8RDa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124" calcext:value-type="float">
            <text:p>162351512712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207" calcext:value-type="float">
            <text:p>162351512720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329" calcext:value-type="float">
            <text:p>162351512732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2" calcext:value-type="float">
            <text:p>14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1Edm2S1JDOgSbB6hx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442" calcext:value-type="float">
            <text:p>162351512744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6" calcext:value-type="float">
            <text:p>13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2LCooskDQ58ciq0WSR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556" calcext:value-type="float">
            <text:p>1623515127556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57pBs3IhfcdlzTAtyu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714" calcext:value-type="float">
            <text:p>1623515127714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7" calcext:value-type="float">
            <text:p>1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BLFdW9g1WhQF5sr4v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7828" calcext:value-type="float">
            <text:p>162351512782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055" calcext:value-type="float">
            <text:p>162351512805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4" calcext:value-type="float">
            <text:p>1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cmLH5XJSNRQdKED5Al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133" calcext:value-type="float">
            <text:p>162351512813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5" calcext:value-type="float">
            <text:p>14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ZS5MGBZ3kVVnYrXEOej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224" calcext:value-type="float">
            <text:p>1623515128224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304" calcext:value-type="float">
            <text:p>1623515128304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395" calcext:value-type="float">
            <text:p>162351512839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97" calcext:value-type="float">
            <text:p>14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7cDoK7mzIZRmjNnEJ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489" calcext:value-type="float">
            <text:p>162351512848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3" calcext:value-type="float">
            <text:p>7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9ECofxlaDSEi9H04BT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614" calcext:value-type="float">
            <text:p>162351512861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726" calcext:value-type="float">
            <text:p>1623515128726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6" calcext:value-type="float">
            <text:p>74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F11xhAXTo3iUe7cyXn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855" calcext:value-type="float">
            <text:p>16235151288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12" calcext:value-type="float">
            <text:p>14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x9zqDEEjm7B0WhynlD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8944" calcext:value-type="float">
            <text:p>162351512894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ADzttUSKsBDHelyUN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054" calcext:value-type="float">
            <text:p>162351512905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OIel2fbpFpX0DiM3sx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172" calcext:value-type="float">
            <text:p>162351512917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7" calcext:value-type="float">
            <text:p>1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BLFdW9g1WhQF5sr4v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269" calcext:value-type="float">
            <text:p>162351512926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9" calcext:value-type="float">
            <text:p>74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lS4M27jaiS7rTEvprB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402" calcext:value-type="float">
            <text:p>162351512940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9" calcext:value-type="float">
            <text:p>37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nX3kpfE3QoY3t49wlY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509" calcext:value-type="float">
            <text:p>162351512950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4" calcext:value-type="float">
            <text:p>13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rCo3pnA0RmQpdzppg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604" calcext:value-type="float">
            <text:p>162351512960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721" calcext:value-type="float">
            <text:p>162351512972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3" calcext:value-type="float">
            <text:p>74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2WCV5oGKFwrgiCT3bb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858" calcext:value-type="float">
            <text:p>162351512985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Dhin8tGcrKtG7ph2LW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29959" calcext:value-type="float">
            <text:p>1623515129959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55" calcext:value-type="float">
            <text:p>7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F3ZTxdmj99DUxZ4pu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073" calcext:value-type="float">
            <text:p>162351513007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38" calcext:value-type="float">
            <text:p>74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pJvroPQDFxAsm1uUy2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193" calcext:value-type="float">
            <text:p>162351513019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3YkqVMsZ0pww5THPSr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301" calcext:value-type="float">
            <text:p>1623515130301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1" calcext:value-type="float">
            <text:p>37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Wc5JK6VE8TJQlZaIZ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518" calcext:value-type="float">
            <text:p>162351513051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7" calcext:value-type="float">
            <text:p>1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BLFdW9g1WhQF5sr4v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615" calcext:value-type="float">
            <text:p>1623515130615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UBtimo0ly46SJDJpn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727" calcext:value-type="float">
            <text:p>162351513072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03" calcext:value-type="float">
            <text:p>14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n6imVqaT8kOdch2Vr1D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827" calcext:value-type="float">
            <text:p>162351513082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0927" calcext:value-type="float">
            <text:p>162351513092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043" calcext:value-type="float">
            <text:p>1623515131043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141" calcext:value-type="float">
            <text:p>162351513114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8" calcext:value-type="float">
            <text:p>74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8e1aqgMwJrEeCuxNYw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277" calcext:value-type="float">
            <text:p>162351513127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8" calcext:value-type="float">
            <text:p>37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N8IUtSQV4YI29eZexY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396" calcext:value-type="float">
            <text:p>162351513139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27" calcext:value-type="float">
            <text:p>74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3byzZx8toqIbgEOXgcW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531" calcext:value-type="float">
            <text:p>162351513153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5" calcext:value-type="float">
            <text:p>37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pYcglAFP1OI1NVpvvfs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639" calcext:value-type="float">
            <text:p>162351513163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77" calcext:value-type="float">
            <text:p>1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BLFdW9g1WhQF5sr4v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730" calcext:value-type="float">
            <text:p>162351513173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Bpcnldhgyq0Kd7EdEr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821" calcext:value-type="float">
            <text:p>1623515131821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1968" calcext:value-type="float">
            <text:p>1623515131968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067" calcext:value-type="float">
            <text:p>1623515132067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68" calcext:value-type="float">
            <text:p>74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8e1aqgMwJrEeCuxNYwa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174" calcext:value-type="float">
            <text:p>1623515132174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28" calcext:value-type="float">
            <text:p>14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WceYwmmhC20wZdLNzmi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275" calcext:value-type="float">
            <text:p>162351513227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3YkqVMsZ0pww5THPSr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376" calcext:value-type="float">
            <text:p>162351513237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495" calcext:value-type="float">
            <text:p>162351513249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583" calcext:value-type="float">
            <text:p>16235151325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3YkqVMsZ0pww5THPSr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695" calcext:value-type="float">
            <text:p>162351513269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ecaFLXhi2FoWkn4GD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795" calcext:value-type="float">
            <text:p>162351513279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wSzqhsNAj0JbaNygE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905" calcext:value-type="float">
            <text:p>162351513290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v8NkDulsie7IyA8cAv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2997" calcext:value-type="float">
            <text:p>162351513299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69" calcext:value-type="float">
            <text:p>37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tTvcNAYkmtvA9BwUZMg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3086" calcext:value-type="float">
            <text:p>162351513308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246" calcext:value-type="float">
            <text:p>74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7wg6wKBcWYxM2G2Ayl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3201" calcext:value-type="float">
            <text:p>162351513320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75" calcext:value-type="float">
            <text:p>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1sqLJjSBePYampb3K9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5133302" calcext:value-type="float">
            <text:p>162351513330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232" calcext:value-type="float">
            <text:p>14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1Edm2S1JDOgSbB6hx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02])" office:value-type="float" office:value="71.04" calcext:value-type="float">
            <text:p>71,04</text:p>
          </table:table-cell>
          <table:table-cell table:formula="of:=AVERAGE([.C2:.C202])" office:value-type="float" office:value="75.8" calcext:value-type="float">
            <text:p>75,8</text:p>
          </table:table-cell>
          <table:table-cell table:number-columns-repeated="15"/>
        </table:table-row>
      </table:table>
      <table:table table:name="bench-07-svelte" table:style-name="ta1"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23514869689" calcext:value-type="float">
            <text:p>162351486968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aSBVrwXiwv555A1m12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122" calcext:value-type="float">
            <text:p>1623514870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0" calcext:value-type="float">
            <text:p>18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LsSEe6s7b9BT9Hkpzw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320" calcext:value-type="float">
            <text:p>16235148703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g9PjO5BQ0X8SFCDCE0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455" calcext:value-type="float">
            <text:p>16235148704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626" calcext:value-type="float">
            <text:p>16235148706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769" calcext:value-type="float">
            <text:p>16235148707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9" calcext:value-type="float">
            <text:p>78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9CSZ7D76d0nRn5bNFQ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0899" calcext:value-type="float">
            <text:p>16235148708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55" calcext:value-type="float">
            <text:p>4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HQqXyayMJ193ojNvC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184" calcext:value-type="float">
            <text:p>16235148711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VhcSGmnBb8zRUWV7h4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341" calcext:value-type="float">
            <text:p>16235148713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p9NrSzet7zmMBzx8Yn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456" calcext:value-type="float">
            <text:p>1623514871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574" calcext:value-type="float">
            <text:p>16235148715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QWaNaQgewPK6lVUdT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687" calcext:value-type="float">
            <text:p>16235148716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834" calcext:value-type="float">
            <text:p>16235148718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EqBni9VLBWuCdHP5cn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1968" calcext:value-type="float">
            <text:p>16235148719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47" calcext:value-type="float">
            <text:p>41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9K5fG8bsjXbf5Bjsvc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078" calcext:value-type="float">
            <text:p>16235148720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9" calcext:value-type="float">
            <text:p>18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TDjGtq1pkRVDifzJwM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195" calcext:value-type="float">
            <text:p>16235148721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308" calcext:value-type="float">
            <text:p>162351487230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457" calcext:value-type="float">
            <text:p>16235148724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542" calcext:value-type="float">
            <text:p>162351487254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663" calcext:value-type="float">
            <text:p>16235148726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800" calcext:value-type="float">
            <text:p>16235148728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1RWcHisga1CvqVa4Er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2906" calcext:value-type="float">
            <text:p>162351487290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3dwAj6OPKucPaWvQe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030" calcext:value-type="float">
            <text:p>16235148730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155" calcext:value-type="float">
            <text:p>16235148731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285" calcext:value-type="float">
            <text:p>16235148732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389" calcext:value-type="float">
            <text:p>16235148733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482" calcext:value-type="float">
            <text:p>16235148734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631" calcext:value-type="float">
            <text:p>16235148736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749" calcext:value-type="float">
            <text:p>162351487374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DR9oF8DTcAMSYK0R3Y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869" calcext:value-type="float">
            <text:p>16235148738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p9NrSzet7zmMBzx8Yn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3982" calcext:value-type="float">
            <text:p>16235148739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127" calcext:value-type="float">
            <text:p>16235148741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55" calcext:value-type="float">
            <text:p>4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HQqXyayMJ193ojNvC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235" calcext:value-type="float">
            <text:p>16235148742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RBoetXzZi3jTxHma1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388" calcext:value-type="float">
            <text:p>16235148743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506" calcext:value-type="float">
            <text:p>162351487450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620" calcext:value-type="float">
            <text:p>16235148746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774" calcext:value-type="float">
            <text:p>162351487477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4" calcext:value-type="float">
            <text:p>41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uAzS2gWGw48qjxG4kN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4917" calcext:value-type="float">
            <text:p>16235148749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019" calcext:value-type="float">
            <text:p>16235148750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156" calcext:value-type="float">
            <text:p>16235148751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276" calcext:value-type="float">
            <text:p>16235148752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6" calcext:value-type="float">
            <text:p>18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frzMhFApc1K7Tu7TNx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382" calcext:value-type="float">
            <text:p>162351487538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59" calcext:value-type="float">
            <text:p>78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4oyYG4DAwOZ9jeo5V6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532" calcext:value-type="float">
            <text:p>1623514875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RBoetXzZi3jTxHma1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645" calcext:value-type="float">
            <text:p>16235148756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8LHIVB77zeubwCKc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771" calcext:value-type="float">
            <text:p>16235148757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4" calcext:value-type="float">
            <text:p>41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uAzS2gWGw48qjxG4kN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893" calcext:value-type="float">
            <text:p>16235148758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30" calcext:value-type="float">
            <text:p>1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ENPwGKmQkPGh45fQY0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5991" calcext:value-type="float">
            <text:p>16235148759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2" calcext:value-type="float">
            <text:p>78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RfuopWJIRCTuqfGnfl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140" calcext:value-type="float">
            <text:p>16235148761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240" calcext:value-type="float">
            <text:p>16235148762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47" calcext:value-type="float">
            <text:p>41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9K5fG8bsjXbf5Bjsvc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341" calcext:value-type="float">
            <text:p>16235148763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459" calcext:value-type="float">
            <text:p>16235148764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zgOs7WguGWB3NbjZC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569" calcext:value-type="float">
            <text:p>16235148765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RBoetXzZi3jTxHma1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716" calcext:value-type="float">
            <text:p>16235148767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59" calcext:value-type="float">
            <text:p>78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4oyYG4DAwOZ9jeo5V6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837" calcext:value-type="float">
            <text:p>16235148768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6951" calcext:value-type="float">
            <text:p>16235148769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045" calcext:value-type="float">
            <text:p>162351487704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198" calcext:value-type="float">
            <text:p>16235148771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g9PjO5BQ0X8SFCDCE0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316" calcext:value-type="float">
            <text:p>16235148773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47" calcext:value-type="float">
            <text:p>41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9K5fG8bsjXbf5Bjsvc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421" calcext:value-type="float">
            <text:p>16235148774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CEj3Y7IFZ8y8Ky9ofx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527" calcext:value-type="float">
            <text:p>16235148775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653" calcext:value-type="float">
            <text:p>16235148776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797" calcext:value-type="float">
            <text:p>16235148777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30" calcext:value-type="float">
            <text:p>1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ENPwGKmQkPGh45fQY0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7906" calcext:value-type="float">
            <text:p>16235148779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024" calcext:value-type="float">
            <text:p>16235148780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RBoetXzZi3jTxHma1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150" calcext:value-type="float">
            <text:p>16235148781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EqBni9VLBWuCdHP5cn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265" calcext:value-type="float">
            <text:p>16235148782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365" calcext:value-type="float">
            <text:p>16235148783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447" calcext:value-type="float">
            <text:p>162351487844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32" calcext:value-type="float">
            <text:p>18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0OMdjcnJAVzBe0KizH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556" calcext:value-type="float">
            <text:p>162351487855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8LHIVB77zeubwCKc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702" calcext:value-type="float">
            <text:p>1623514878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32" calcext:value-type="float">
            <text:p>18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0OMdjcnJAVzBe0KizH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785" calcext:value-type="float">
            <text:p>162351487878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889" calcext:value-type="float">
            <text:p>16235148788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6" calcext:value-type="float">
            <text:p>4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4yPP28jm3UcW2HmuSM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8984" calcext:value-type="float">
            <text:p>16235148789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g9PjO5BQ0X8SFCDCE0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072" calcext:value-type="float">
            <text:p>16235148790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4" calcext:value-type="float">
            <text:p>41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uAzS2gWGw48qjxG4kN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172" calcext:value-type="float">
            <text:p>16235148791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GzRBoetXzZi3jTxHma1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304" calcext:value-type="float">
            <text:p>162351487930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433" calcext:value-type="float">
            <text:p>16235148794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0" calcext:value-type="float">
            <text:p>18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LsSEe6s7b9BT9Hkpzw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552" calcext:value-type="float">
            <text:p>16235148795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59" calcext:value-type="float">
            <text:p>78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4oyYG4DAwOZ9jeo5V6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687" calcext:value-type="float">
            <text:p>162351487968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9" calcext:value-type="float">
            <text:p>18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TDjGtq1pkRVDifzJwM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805" calcext:value-type="float">
            <text:p>16235148798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32" calcext:value-type="float">
            <text:p>18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0OMdjcnJAVzBe0KizH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79891" calcext:value-type="float">
            <text:p>162351487989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015" calcext:value-type="float">
            <text:p>16235148800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9" calcext:value-type="float">
            <text:p>18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TDjGtq1pkRVDifzJwM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119" calcext:value-type="float">
            <text:p>16235148801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47" calcext:value-type="float">
            <text:p>41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9K5fG8bsjXbf5Bjsvc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254" calcext:value-type="float">
            <text:p>1623514880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3" calcext:value-type="float">
            <text:p>183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41ygmvO4KpQGwJSepD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350" calcext:value-type="float">
            <text:p>16235148803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451" calcext:value-type="float">
            <text:p>16235148804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0" calcext:value-type="float">
            <text:p>18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LsSEe6s7b9BT9Hkpzw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545" calcext:value-type="float">
            <text:p>16235148805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688" calcext:value-type="float">
            <text:p>16235148806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801" calcext:value-type="float">
            <text:p>16235148808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96" calcext:value-type="float">
            <text:p>7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0vjhUATkkHqkWuMEUx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0949" calcext:value-type="float">
            <text:p>16235148809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08" calcext:value-type="float">
            <text:p>41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x99jOQU3Pggudko9Rn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069" calcext:value-type="float">
            <text:p>1623514881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30" calcext:value-type="float">
            <text:p>1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ENPwGKmQkPGh45fQY0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160" calcext:value-type="float">
            <text:p>16235148811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DR9oF8DTcAMSYK0R3Y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279" calcext:value-type="float">
            <text:p>16235148812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EqBni9VLBWuCdHP5cn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399" calcext:value-type="float">
            <text:p>162351488139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526" calcext:value-type="float">
            <text:p>16235148815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634" calcext:value-type="float">
            <text:p>16235148816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733" calcext:value-type="float">
            <text:p>16235148817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877" calcext:value-type="float">
            <text:p>16235148818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1972" calcext:value-type="float">
            <text:p>16235148819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093" calcext:value-type="float">
            <text:p>16235148820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1" calcext:value-type="float">
            <text:p>78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lU3EiBUUZEOc5T1sEs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215" calcext:value-type="float">
            <text:p>16235148822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96" calcext:value-type="float">
            <text:p>7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0vjhUATkkHqkWuMEUx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327" calcext:value-type="float">
            <text:p>16235148823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434" calcext:value-type="float">
            <text:p>16235148824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aSBVrwXiwv555A1m12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575" calcext:value-type="float">
            <text:p>16235148825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LRFcvIt4KIWSbRfiFH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700" calcext:value-type="float">
            <text:p>16235148827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816" calcext:value-type="float">
            <text:p>16235148828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6" calcext:value-type="float">
            <text:p>4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4yPP28jm3UcW2HmuSM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2965" calcext:value-type="float">
            <text:p>16235148829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6" calcext:value-type="float">
            <text:p>4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4yPP28jm3UcW2HmuSM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048" calcext:value-type="float">
            <text:p>16235148830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47" calcext:value-type="float">
            <text:p>41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9K5fG8bsjXbf5Bjsvc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136" calcext:value-type="float">
            <text:p>16235148831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8LHIVB77zeubwCKc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277" calcext:value-type="float">
            <text:p>16235148832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9" calcext:value-type="float">
            <text:p>18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TDjGtq1pkRVDifzJwM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382" calcext:value-type="float">
            <text:p>162351488338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8" calcext:value-type="float">
            <text:p>18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B7Lns4vlyew4TZJKR9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488" calcext:value-type="float">
            <text:p>16235148834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g9PjO5BQ0X8SFCDCE0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597" calcext:value-type="float">
            <text:p>162351488359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727" calcext:value-type="float">
            <text:p>16235148837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LRFcvIt4KIWSbRfiFH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838" calcext:value-type="float">
            <text:p>16235148838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3956" calcext:value-type="float">
            <text:p>162351488395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6" calcext:value-type="float">
            <text:p>18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frzMhFApc1K7Tu7TNx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068" calcext:value-type="float">
            <text:p>16235148840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9" calcext:value-type="float">
            <text:p>18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TDjGtq1pkRVDifzJwM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176" calcext:value-type="float">
            <text:p>16235148841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3" calcext:value-type="float">
            <text:p>78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BvQt9xfJPLUdnS6HXq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312" calcext:value-type="float">
            <text:p>16235148843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CEj3Y7IFZ8y8Ky9ofx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432" calcext:value-type="float">
            <text:p>16235148844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550" calcext:value-type="float">
            <text:p>16235148845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4" calcext:value-type="float">
            <text:p>41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uAzS2gWGw48qjxG4kN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721" calcext:value-type="float">
            <text:p>16235148847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817" calcext:value-type="float">
            <text:p>16235148848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4903" calcext:value-type="float">
            <text:p>16235148849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013" calcext:value-type="float">
            <text:p>16235148850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9" calcext:value-type="float">
            <text:p>78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9CSZ7D76d0nRn5bNFQ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159" calcext:value-type="float">
            <text:p>162351488515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284" calcext:value-type="float">
            <text:p>16235148852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08" calcext:value-type="float">
            <text:p>41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x99jOQU3Pggudko9Rn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380" calcext:value-type="float">
            <text:p>162351488538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hEqBni9VLBWuCdHP5cn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489" calcext:value-type="float">
            <text:p>16235148854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582" calcext:value-type="float">
            <text:p>16235148855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681" calcext:value-type="float">
            <text:p>16235148856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aSBVrwXiwv555A1m12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806" calcext:value-type="float">
            <text:p>162351488580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5936" calcext:value-type="float">
            <text:p>162351488593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8" calcext:value-type="float">
            <text:p>18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p93OFBrfWpTHuiYsbk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052" calcext:value-type="float">
            <text:p>16235148860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158" calcext:value-type="float">
            <text:p>16235148861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264" calcext:value-type="float">
            <text:p>16235148862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4" calcext:value-type="float">
            <text:p>18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NjHoyZVzM4fqsnx6M1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364" calcext:value-type="float">
            <text:p>16235148863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3" calcext:value-type="float">
            <text:p>183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41ygmvO4KpQGwJSepD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462" calcext:value-type="float">
            <text:p>162351488646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4" calcext:value-type="float">
            <text:p>7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Tk5Y6F26JlVoSHKYN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592" calcext:value-type="float">
            <text:p>16235148865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707" calcext:value-type="float">
            <text:p>162351488670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55" calcext:value-type="float">
            <text:p>4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HQqXyayMJ193ojNvC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836" calcext:value-type="float">
            <text:p>16235148868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3dwAj6OPKucPaWvQe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6986" calcext:value-type="float">
            <text:p>162351488698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CEj3Y7IFZ8y8Ky9ofx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090" calcext:value-type="float">
            <text:p>16235148870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55" calcext:value-type="float">
            <text:p>4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mHQqXyayMJ193ojNvC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194" calcext:value-type="float">
            <text:p>16235148871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310" calcext:value-type="float">
            <text:p>16235148873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412" calcext:value-type="float">
            <text:p>16235148874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504" calcext:value-type="float">
            <text:p>162351488750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p9NrSzet7zmMBzx8Yn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610" calcext:value-type="float">
            <text:p>16235148876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DR9oF8DTcAMSYK0R3Y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716" calcext:value-type="float">
            <text:p>16235148877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823" calcext:value-type="float">
            <text:p>16235148878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8" calcext:value-type="float">
            <text:p>18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B7Lns4vlyew4TZJKR9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7929" calcext:value-type="float">
            <text:p>16235148879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8" calcext:value-type="float">
            <text:p>18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B7Lns4vlyew4TZJKR9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028" calcext:value-type="float">
            <text:p>16235148880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3" calcext:value-type="float">
            <text:p>183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41ygmvO4KpQGwJSepD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106" calcext:value-type="float">
            <text:p>16235148881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192" calcext:value-type="float">
            <text:p>16235148881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6" calcext:value-type="float">
            <text:p>4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4yPP28jm3UcW2HmuSM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297" calcext:value-type="float">
            <text:p>16235148882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zgOs7WguGWB3NbjZC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404" calcext:value-type="float">
            <text:p>162351488840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3" calcext:value-type="float">
            <text:p>183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UUI3OYQYsVbbkayRaeT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519" calcext:value-type="float">
            <text:p>16235148885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8" calcext:value-type="float">
            <text:p>18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B7Lns4vlyew4TZJKR9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620" calcext:value-type="float">
            <text:p>16235148886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711" calcext:value-type="float">
            <text:p>16235148887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3dwAj6OPKucPaWvQeK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843" calcext:value-type="float">
            <text:p>16235148888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2" calcext:value-type="float">
            <text:p>78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FRfuopWJIRCTuqfGnfl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8967" calcext:value-type="float">
            <text:p>1623514888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075" calcext:value-type="float">
            <text:p>16235148890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CEj3Y7IFZ8y8Ky9ofx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176" calcext:value-type="float">
            <text:p>16235148891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294" calcext:value-type="float">
            <text:p>16235148892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2CEj3Y7IFZ8y8Ky9ofx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396" calcext:value-type="float">
            <text:p>16235148893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6" calcext:value-type="float">
            <text:p>18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frzMhFApc1K7Tu7TNx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501" calcext:value-type="float">
            <text:p>16235148895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QWaNaQgewPK6lVUdT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604" calcext:value-type="float">
            <text:p>162351488960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g9PjO5BQ0X8SFCDCE0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715" calcext:value-type="float">
            <text:p>16235148897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2" calcext:value-type="float">
            <text:p>18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7jw760L4NUjPRmWNrtz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835" calcext:value-type="float">
            <text:p>16235148898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89930" calcext:value-type="float">
            <text:p>16235148899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9" calcext:value-type="float">
            <text:p>78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9CSZ7D76d0nRn5bNFQ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056" calcext:value-type="float">
            <text:p>16235148900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a7TFgkD04SlC1rhv9T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170" calcext:value-type="float">
            <text:p>162351489017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269" calcext:value-type="float">
            <text:p>16235148902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377" calcext:value-type="float">
            <text:p>162351489037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7" calcext:value-type="float">
            <text:p>41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8gQGseWG7Ek8M2XhA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512" calcext:value-type="float">
            <text:p>16235148905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79" calcext:value-type="float">
            <text:p>78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V9CSZ7D76d0nRn5bNFQ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644" calcext:value-type="float">
            <text:p>16235148906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773" calcext:value-type="float">
            <text:p>16235148907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875" calcext:value-type="float">
            <text:p>16235148908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0973" calcext:value-type="float">
            <text:p>16235148909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091" calcext:value-type="float">
            <text:p>162351489109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aSBVrwXiwv555A1m12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234" calcext:value-type="float">
            <text:p>16235148912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358" calcext:value-type="float">
            <text:p>16235148913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QHdEdLOHh1B7Y8VHQkW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477" calcext:value-type="float">
            <text:p>16235148914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59" calcext:value-type="float">
            <text:p>78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d4oyYG4DAwOZ9jeo5V6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613" calcext:value-type="float">
            <text:p>16235148916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32" calcext:value-type="float">
            <text:p>18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0OMdjcnJAVzBe0KizH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719" calcext:value-type="float">
            <text:p>16235148917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810" calcext:value-type="float">
            <text:p>16235148918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XYDQyHQg3vVk5dMuFVy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1897" calcext:value-type="float">
            <text:p>16235148918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8" calcext:value-type="float">
            <text:p>78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OBCKuosAziGTxZkRkD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033" calcext:value-type="float">
            <text:p>1623514892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2" calcext:value-type="float">
            <text:p>41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YFVOs1IqVDroaXhBsG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161" calcext:value-type="float">
            <text:p>162351489216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6" calcext:value-type="float">
            <text:p>4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j4yPP28jm3UcW2HmuSM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288" calcext:value-type="float">
            <text:p>1623514892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0LRFcvIt4KIWSbRfiFH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433" calcext:value-type="float">
            <text:p>162351489243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32" calcext:value-type="float">
            <text:p>18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L0OMdjcnJAVzBe0KizH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536" calcext:value-type="float">
            <text:p>16235148925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7" calcext:value-type="float">
            <text:p>78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raSBVrwXiwv555A1m12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668" calcext:value-type="float">
            <text:p>16235148926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65" calcext:value-type="float">
            <text:p>78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e5N4Uw3gymbcIL0ocv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758" calcext:value-type="float">
            <text:p>16235148927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34" calcext:value-type="float">
            <text:p>4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OAlVoMGbsVsD5yBw2X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872" calcext:value-type="float">
            <text:p>16235148928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NoUcKhM9NMIas0OrJw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2987" calcext:value-type="float">
            <text:p>16235148929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ADR9oF8DTcAMSYK0R3Y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3094" calcext:value-type="float">
            <text:p>16235148930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3167" calcext:value-type="float">
            <text:p>16235148931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09" calcext:value-type="float">
            <text:p>18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CzgOs7WguGWB3NbjZC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3249" calcext:value-type="float">
            <text:p>16235148932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4f4yydHeBL5zU1YkYwC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3329" calcext:value-type="float">
            <text:p>16235148933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8382" calcext:value-type="float">
            <text:p>78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sPosowioIRxHCoKaM6c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14893454" calcext:value-type="float">
            <text:p>16235148934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000/ma_icU2NB6r1c9ondmb0Lf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2T18:31:51.056511057</dc:date>
    <dc:creator>Bruno Thomas</dc:creator>
    <meta:editing-duration>PT5M48S</meta:editing-duration>
    <meta:editing-cycles>1</meta:editing-cycles>
    <meta:document-statistic meta:table-count="2" meta:cell-count="666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05cm" svg:height="11.529cm" xlink:href=".." xlink:type="simple" chart:class="chart:bar" chart:style-name="ch1">
        <chart:legend chart:legend-position="end" svg:x="19.424cm" svg:y="5.216cm" style:legend-expansion="high" chart:style-name="ch2"/>
        <chart:plot-area chart:style-name="ch3" table:cell-range-address="'bench-07-vuejs'.B1:'bench-07-vuejs'.C202" chart:data-source-has-labels="row" svg:x="0.422cm" svg:y="0.23cm" svg:width="18.58cm" svg:height="11.069cm">
          <chartooo:coordinate-region svg:x="1.229cm" svg:y="0.351cm" svg:width="17.773cm" svg:height="9.9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nch-07-vuejs'.B2:'bench-07-vuejs'.B202" chart:label-cell-address="'bench-07-vuejs'.B1:'bench-07-vuejs'.B1" chart:class="chart:bar">
            <chart:data-point chart:repeated="201"/>
          </chart:series>
          <chart:series chart:style-name="ch8" chart:values-cell-range-address="'bench-07-vuejs'.C2:'bench-07-vuejs'.C202" chart:label-cell-address="'bench-07-vuejs'.C1:'bench-07-vuejs'.C1" chart:class="chart:ba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07-vuejs'.B1:'bench-07-vuejs'.B1</svg:desc>
                </draw:g>
              </table:table-cell>
              <table:table-cell office:value-type="string">
                <text:p>svelte</text:p>
                <draw:g>
                  <svg:desc>'bench-07-vuejs'.C1:'bench-07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bench-07-vuejs'.B2:'bench-07-vuejs'.B202</svg:desc>
                </draw:g>
              </table:table-cell>
              <table:table-cell office:value-type="float" office:value="NaN">
                <text:p>NaN</text:p>
                <draw:g>
                  <svg:desc>'bench-07-vuejs'.C2:'bench-07-vuejs'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">
                <text:p>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">
                <text:p>6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">
                <text:p>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">
                <text:p>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">
                <text:p>1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">
                <text:p>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